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021" officeooo:paragraph-rsid="000bf021"/>
    </style:style>
    <style:style style:name="P2" style:family="paragraph" style:parent-style-name="Standard">
      <style:text-properties fo:font-weight="bold" officeooo:rsid="000bf021" officeooo:paragraph-rsid="000bf02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get python prompt in the terminal, simply type <text:span text:style-name="T1">python</text:span> in the command line.</text:p>
      <text:p text:style-name="P1">To exit,type <text:span text:style-name="T1">exit()</text:span></text:p>
      <text:p text:style-name="P1"/>
      <text:p text:style-name="P1">Python files to be saved in the extension <text:span text:style-name="T1">.py</text:span></text:p>
      <text:p text:style-name="P1">To compile a python file, <text:span text:style-name="T1">python filename.py</text:span></text:p>
      <text:p text:style-name="P1"/>
      <text:p text:style-name="P1"><text:span text:style-name="T1">Indendation is very important</text:span>,will give us an error if we skip that.</text:p>
      <text:p text:style-name="P1"/>
      <text:p text:style-name="P1">To comment,just type a # in front of the text.</text:p>
      <text:p text:style-name="P1">#This is a sample comment.</text:p>
      <text:p text:style-name="P1"/>
      <text:p text:style-name="P1"><text:span text:style-name="T1">No declaration</text:span> for a variable.</text:p>
      <text:p text:style-name="P1">It takes the last value assigned to it if assigned more than one time.</text:p>
      <text:p text:style-name="P1"/>
      <text:p text:style-name="P1">x = 4 #x is of type int</text:p>
      <text:p text:style-name="P1">x = "abc" #x is of type string</text:p>
      <text:p text:style-name="P1"/>
      <text:p text:style-name="P1">To print,</text:p>
      <text:p text:style-name="P1">print("")</text:p>
      <text:p text:style-name="P1"/>
      <text:p text:style-name="P1">To print a text and a variable already assigned use <text:span text:style-name="T3">+</text:span></text:p>
      <text:p text:style-name="P1">print("abc"+x)</text:p>
      <text:p text:style-name="P1">This will print abcabc</text:p>
      <text:p text:style-name="P1">'+' can also be used to combine two strings.</text:p>
      <text:p text:style-name="P1">Will generate an error if tries to combane variables of different data types.</text:p>
      <text:p text:style-name="P1"/>
      <text:p text:style-name="P1">3 number types in python,</text:p>
      <text:p text:style-name="P1"><text:s text:c="2"/>Integer</text:p>
      <text:p text:style-name="P1"><text:s text:c="2"/>Float</text:p>
      <text:p text:style-name="P1"><text:s text:c="2"/>Complex</text:p>
      <text:p text:style-name="P1"/>
      <text:p text:style-name="P1">To verify the type use the function type()</text:p>
      <text:p text:style-name="P1">print(type(x))</text:p>
      <text:p text:style-name="P1"/>
      <text:p text:style-name="P1">If required to specify the type,can be type casted using hte constructor function.</text:p>
      <text:p text:style-name="P1">w = str(3.0)</text:p>
      <text:p text:style-name="P1">x = int(3)</text:p>
      <text:p text:style-name="P1">y = int(4.5)</text:p>
      <text:p text:style-name="P1">z = float(1)</text:p>
      <text:p text:style-name="P1">When w is printed it is considered as string 3.0</text:p>
      <text:p text:style-name="P1">When y is printed,it print 4 and not 4.5.</text:p>
      <text:p text:style-name="P1">When z is printed,it prints 1.0</text:p>
      <text:p text:style-name="P1"/>
      <text:p text:style-name="P1">PYHTON STRINGS</text:p>
      <text:p text:style-name="P1"/>
      <text:p text:style-name="P1">Let a = 'awesome'</text:p>
      <text:p text:style-name="P1">print(a[1]) outputs w</text:p>
      <text:p text:style-name="P1">print(a[3:8]) outputs some</text:p>
      <text:p text:style-name="P1"/>
      <text:p text:style-name="P2">Strip Method</text:p>
      <text:p text:style-name="P1">This deletes any white spaces at the beginning and at the end of the string</text:p>
      <text:p text:style-name="P1">Let b = ' amazing ',</text:p>
      <text:p text:style-name="P1"><text:soft-page-break/>print(b.strip()) returns 'amazing'</text:p>
      <text:p text:style-name="P1"/>
      <text:p text:style-name="P1"><text:span text:style-name="T1">len()</text:span> function</text:p>
      <text:p text:style-name="P1">print(len(b)) outputs the length of the string assigned to b.Since here it is amazing it outputs 9 since white <text:s/>spaces are also considered.</text:p>
      <text:p text:style-name="P1"/>
      <text:p text:style-name="P2">Upper case and Lower c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2:30:45.487779292</meta:creation-date>
    <dc:date>2018-06-28T12:47:23.503967800</dc:date>
    <meta:editing-duration>PT6M2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43" meta:word-count="271" meta:character-count="1457" meta:non-whitespace-character-count="1222"/>
  </office:meta>
</office:document-meta>
</file>